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15%" fo:text-align="justify" style:justify-single-word="false"/>
    </style:style>
    <style:style style:name="P2" style:family="paragraph" style:parent-style-name="Text_20_body">
      <style:paragraph-properties fo:margin-top="0cm" fo:margin-bottom="0cm" loext:contextual-spacing="false" fo:line-height="115%" fo:text-align="justify" style:justify-single-word="false" style:writing-mode="lr-tb"/>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7a4c" officeooo:paragraph-rsid="00097a4c" style:text-blinking="false" fo:background-color="transparent"/>
    </style:style>
    <style:style style:name="P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7a4c" officeooo:paragraph-rsid="000b7197" style:text-blinking="false" fo:background-color="transparent"/>
    </style:style>
    <style:style style:name="P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0b7197" style:text-blinking="false" fo:background-color="transparent"/>
    </style:style>
    <style:style style:name="P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c306d" officeooo:paragraph-rsid="000b7197" style:text-blinking="false" fo:background-color="transparent"/>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81af2" officeooo:paragraph-rsid="000f452a"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09c2fa" style:text-blinking="false" fo:background-color="transparent"/>
    </style:style>
    <style:style style:name="P11"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09c2fa" style:text-blinking="false" fo:background-color="transparent"/>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097a4c" style:text-blinking="false" fo:background-color="transparent"/>
    </style:style>
    <style:style style:name="P14"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0b7197" style:text-blinking="false" fo:background-color="transparent"/>
    </style:style>
    <style:style style:name="P15"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dc93" officeooo:paragraph-rsid="0009dc93" style:text-blinking="false" fo:background-color="transparent"/>
    </style:style>
    <style:style style:name="P16"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dc93" officeooo:paragraph-rsid="000b3161" style:text-blinking="false" fo:background-color="transparent"/>
    </style:style>
    <style:style style:name="P17"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c306d" officeooo:paragraph-rsid="000c306d" style:text-blinking="false" fo:background-color="transparent"/>
    </style:style>
    <style:style style:name="P18"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19"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097a4c" officeooo:paragraph-rsid="00097a4c" style:text-blinking="false" fo:background-color="transparent" style:font-weight-asian="bold" style:font-weight-complex="bold"/>
    </style:style>
    <style:style style:name="P20"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style:text-blinking="false" style:font-weight-asian="bold" style:font-weight-complex="bold"/>
    </style:style>
    <style:style style:name="P21"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097a4c" officeooo:paragraph-rsid="000b7197"/>
    </style:style>
    <style:style style:name="P22"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0c306d"/>
    </style:style>
    <style:style style:name="P23"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0b7197"/>
    </style:style>
    <style:style style:name="P24"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fo:background-color="#ffff00" style:font-weight-asian="bold" style:font-weight-complex="bold"/>
    </style:style>
    <style:style style:name="P25" style:family="paragraph" style:parent-style-name="Text_20_body">
      <style:paragraph-properties fo:margin-top="0cm" fo:margin-bottom="0cm" loext:contextual-spacing="false" fo:line-height="115%" fo:text-align="justify" style:justify-single-word="false" style:writing-mode="lr-tb"/>
    </style:style>
    <style:style style:name="P26" style:family="paragraph" style:parent-style-name="Text_20_body" style:list-style-name="L5">
      <style:paragraph-properties fo:margin-top="0cm" fo:margin-bottom="0cm" loext:contextual-spacing="false" fo:line-height="115%" fo:text-align="justify" style:justify-single-word="false" style:writing-mode="lr-tb"/>
      <style:text-properties officeooo:paragraph-rsid="001165eb"/>
    </style:style>
    <style:style style:name="P27" style:family="paragraph" style:parent-style-name="Text_20_body" style:list-style-name="L5">
      <style:paragraph-properties fo:margin-top="0cm" fo:margin-bottom="0cm" loext:contextual-spacing="false" fo:line-height="115%" fo:text-align="justify" style:justify-single-word="false" style:writing-mode="lr-tb"/>
      <style:text-properties officeooo:paragraph-rsid="0012aba3"/>
    </style:style>
    <style:style style:name="P28" style:family="paragraph" style:parent-style-name="Text_20_body" style:list-style-name="L5">
      <style:paragraph-properties fo:margin-top="0cm" fo:margin-bottom="0cm" loext:contextual-spacing="false" fo:line-height="115%" fo:text-align="justify" style:justify-single-word="false" style:writing-mode="lr-tb"/>
      <style:text-properties officeooo:rsid="0012aba3" officeooo:paragraph-rsid="0012aba3"/>
    </style:style>
    <style:style style:name="P29" style:family="paragraph" style:parent-style-name="Text_20_body" style:list-style-name="L2">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paragraph-rsid="0012aba3"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79aea"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c306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97a4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dcd53"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style:text-blinking="false"/>
    </style:style>
    <style:style style:name="T9" style:family="text">
      <style:text-properties fo:font-variant="normal" fo:text-transform="none" fo:color="#000000" style:text-line-through-style="none" style:text-line-through-type="none" style:font-name="Arial" fo:font-size="11pt" fo:font-style="normal" style:text-underline-style="none" officeooo:rsid="0009834c" style:text-blinking="false"/>
    </style:style>
    <style:style style:name="T10"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1" style:family="text">
      <style:text-properties fo:background-color="transparent" loext:char-shading-value="0"/>
    </style:style>
    <style:style style:name="T12" style:family="text">
      <style:text-properties officeooo:rsid="00097a4c" fo:background-color="transparent" loext:char-shading-value="0"/>
    </style:style>
    <style:style style:name="T13" style:family="text">
      <style:text-properties fo:font-weight="bold" style:font-weight-asian="bold" style:font-weight-complex="bold"/>
    </style:style>
    <style:style style:name="T14" style:family="text">
      <style:text-properties officeooo:rsid="0009834c"/>
    </style:style>
    <style:style style:name="T15" style:family="text">
      <style:text-properties officeooo:rsid="0009dc93"/>
    </style:style>
    <style:style style:name="T16" style:family="text">
      <style:text-properties officeooo:rsid="000c306d"/>
    </style:style>
    <style:style style:name="T17" style:family="text">
      <style:text-properties officeooo:rsid="0010668b"/>
    </style:style>
    <style:style style:name="T18" style:family="text">
      <style:text-properties officeooo:rsid="0012aba3"/>
    </style:style>
    <style:style style:name="T19" style:family="text">
      <style:text-properties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0e78dd1a-7fff-1a10-ca4d-c84f6ecfddd3"/>Copertina</text:p>
      <text:p text:style-name="P4">Indice</text:p>
      <text:p text:style-name="P4">Scopo del documento</text:p>
      <text:p text:style-name="P2"><text:span text:style-name="T1">Con il presente documento si intende fare una prima analisi, in linguaggio naturale, dei requisiti e di altri aspetti del progetto </text:span><text:span text:style-name="T10">SpottyThings</text:span><text:span text:style-name="T1">. L’obiettivo del documento è quello di definire i seguenti punti:</text:span></text:p>
      <text:list xml:id="list1925424564" text:style-name="L1">
        <text:list-item>
          <text:p text:style-name="P11">Obiettivi del progetto.</text:p>
        </text:list-item>
        <text:list-item>
          <text:p text:style-name="P11">Requisiti funzionali.</text:p>
        </text:list-item>
        <text:list-item>
          <text:p text:style-name="P11">Requisiti non funzionali.</text:p>
        </text:list-item>
        <text:list-item>
          <text:p text:style-name="P11">Requisiti di Front-End.</text:p>
        </text:list-item>
        <text:list-item>
          <text:p text:style-name="P11">Requisiti di Back-End.</text:p>
        </text:list-item>
      </text:list>
      <text:p text:style-name="P1"/>
      <text:p text:style-name="P4">Obiettivi del progetto</text:p>
      <text:p text:style-name="P2"><text:span text:style-name="T1">Il progetto </text:span><text:span text:style-name="T10">SpottyThings </text:span><text:span text:style-name="T1">ha come obiettivo la realizzazione di un’applicazione Web compatibile con più dispositivi che permetta ai vari utenti di scambiare, affittare o comprare vari oggetti caricati sul sito da altri utenti. Il sistema si pone come punto di contatto tra i vari utenti per facilitare la compravendita e </text:span><text:span text:style-name="T6">permettere</text:span><text:span text:style-name="T1"> così la creazione di una fonte di guadagno </text:span><text:span text:style-name="T6">da</text:span><text:span text:style-name="T1">gli oggetti che non si utilizzano più.</text:span></text:p>
      <text:p text:style-name="P3"/>
      <text:p text:style-name="P2">Nello specifico il sistema:</text:p>
      <text:list xml:id="list2631419890" text:style-name="L5">
        <text:list-item>
          <text:p text:style-name="P26"><text:span text:style-name="T6">dovrà consentire di registrarsi per poter creare un proprio profilo con cui navigare sul sito, interagire con gli altri utenti autenticati e avere sempre sotto controllo le attività intraprese sul sito Web (vendite, acquisti, …);</text:span></text:p>
        </text:list-item>
        <text:list-item>
          <text:p text:style-name="P26"><text:span text:style-name="T6">dovrà consentire di visualizzare i prodotti disponibili filtrandoli in base alle proprie necessità e ai propri requisiti, </text:span><text:span text:style-name="T7">salvando</text:span><text:span text:style-name="T6"> quelli di maggior interesse;</text:span></text:p>
        </text:list-item>
        <text:list-item>
          <text:p text:style-name="P26"><text:span text:style-name="T6">dovrà permettere ai diversi utenti di interagire tra di loro, </text:span><text:span text:style-name="T7">con lo scopo di ottenere</text:span><text:span text:style-name="T6"> informazioni sugli articoli di cui si è interessati </text:span><text:span text:style-name="T7">oltre che accordarsi per esempio sul metodo di pagamento e/o spedizione;</text:span></text:p>
        </text:list-item>
        <text:list-item>
          <text:p text:style-name="P28"><text:span text:style-name="T1">dovrà permettere di postare annunci sui prodotti che si vogliono offrire in una o più delle diverse modalità permesse (scambio di oggetti, affitto di oggetti e vendita di oggetti);</text:span></text:p>
        </text:list-item>
        <text:list-item>
          <text:p text:style-name="P27"><text:span text:style-name="T7">dovrà consentire l’espressione di recensioni pubbliche e feedback sull’esperienza di acquisto/vendita e sull’affidabilità dei venditori;</text:span></text:p>
        </text:list-item>
        <text:list-item>
          <text:p text:style-name="P28"><text:span text:style-name="T1">dovrà garantire al meglio che le transazioni avvengano correttamente tutelando sia il venditore che il compratore, evitando ad esempio, nel caso di pagamento online, che si spedisca il prodotto prima di ricevere il pagamento.</text:span></text:p>
        </text:list-item>
      </text:list>
      <text:list xml:id="list1102813603" text:style-name="L2">
        <text:list-item>
          <text:p text:style-name="P29"><text:span text:style-name="T19">registrarsi e confermare la propria identità per poter procedere con una transazione: solo gli utenti autenticati potranno sfruttare appieno le potenzialità del sito, ovvero lo scambio, l’affitto e l’acquisto/vendita degli oggetti, oltre che la personalizzazione del proprio profilo;</text:span></text:p>
        </text:list-item>
        <text:list-item>
          <text:p text:style-name="P18">a tutti gli utenti di visualizzare i prodotti disponibili, sotto forma di una lista, in base a diversi filtri imposti dall’utente stesso e, dopo la registrazione, di poterli selezionare per ottenere maggiori informazioni, contattare il venditore e comporre una wish list sulle cose che vuole comprare in futuro;</text:p>
        </text:list-item>
        <text:list-item>
          <text:p text:style-name="P20"><text:span text:style-name="T11">ai soli utenti registrati di postare annunci sui prodotti che si vogliono offrire in una o più delle diverse modalità permesse (scambio di oggetti, affitto di oggetti e vendita di oggetti) aggiungendo diverse informazioni e tag per rendere il prodotto più facilmente raggiungibile (e appetibile) per gli altri utenti. </text:span><text:span text:style-name="T12">(</text:span><text:span text:style-name="T11">La figura fig 1 mostra un possibile esempio di form da compilare con le varie informazioni sul prodotto</text:span><text:span text:style-name="T12">;);;</text:span></text:p>
        </text:list-item>
        <text:list-item>
          <text:p text:style-name="P18">permettere l’interazione tra un venditore e un compratore tramite una chat privata;</text:p>
        </text:list-item>
        <text:list-item>
          <text:p text:style-name="P19">agli utenti registrate di avere un profilo personale in cui sono presenti alcune informazioni personali, oltre che permettere di vedere lo stato dei prodotti postati <text:span text:style-name="T14">e</text:span> lo storico degli acquisti;</text:p>
        </text:list-item>
        <text:list-item>
          <text:p text:style-name="P24"><text:span text:style-name="T8">fornire feedback sull’affidabilità dei venditori dando un commento testuale all’operazione effettuata e una valutazione numerica, in modo da creare una sorta di “ranking” dei venditori; </text:span><text:span text:style-name="T9">DA VEDERE DOVE METTERE</text:span></text:p>
        </text:list-item>
        <text:list-item>
          <text:p text:style-name="P21"><text:span text:style-name="T2">g</text:span><text:span text:style-name="T1">arantire che la transazione avvenga correttamente, evitando per esempio che venga ricevuto il prodotto prima del pagamento o viceversa, facendo da garante per entrambe le parti coinvolte.</text:span></text:p>
        </text:list-item>
      </text:list>
      <text:p text:style-name="P6"/>
      <text:p text:style-name="P5"/>
      <text:p text:style-name="P5"/>
      <text:p text:style-name="P13"/>
      <text:p text:style-name="P10">Il sistema deve:</text:p>
      <text:list xml:id="list4255808289" text:style-name="L3">
        <text:list-item>
          <text:p text:style-name="P12">permettere ad un utente anonimo di registrarsi al sito, compilando un opportuno form in cui deve inserire: nome, cognome, indirizzo di residenza, anno di nascita e altre informazioni anagrafiche; oltre che definire un username univoco e creare una password;</text:p>
        </text:list-item>
        <text:list-item>
          <text:p text:style-name="P12">mettere a disposizione un meccanismo di certificazione per verificare l’identità dell’utente, durante la registrazione;</text:p>
        </text:list-item>
        <text:list-item>
          <text:p text:style-name="P12">permettere di recuperare la password in caso venga dimenticata;</text:p>
        </text:list-item>
        <text:list-item>
          <text:p text:style-name="P12">permettere ad un utente già registrato di accedere sito mediante il proprio username e la propria password;</text:p>
        </text:list-item>
        <text:list-item>
          <text:p text:style-name="P14">permettere di visualizzare e modificare il proprio profilo personale:</text:p>
          <text:list>
            <text:list-item>
              <text:p text:style-name="P14">permette di verificare lo stato degli oggetti postati: in vendita, in affitto o in scambio;</text:p>
            </text:list-item>
            <text:list-item>
              <text:p text:style-name="P14">permette di visualizzare lo storico di tutti i prodotti acquistati;</text:p>
            </text:list-item>
            <text:list-item>
              <text:p text:style-name="P14">permette di visualizzare i commenti e le valutazioni degli altri utenti;</text:p>
            </text:list-item>
          </text:list>
        </text:list-item>
        <text:list-item>
          <text:p text:style-name="P12">permettere di visualizzare il sito e quindi i prodotti disponibili con le relative informazioni;</text:p>
        </text:list-item>
        <text:list-item>
          <text:p text:style-name="P14">fornire per ogni prodotto una scheda personale con la sua descrizione, la tipologia di transazione, se il prodotto è disponibile e in che giorni lo è, nel caso di un affitto;</text:p>
        </text:list-item>
        <text:list-item>
          <text:p text:style-name="P12">permettere di effettuare una ricerca dei documenti sulla base di diversi filtri;</text:p>
        </text:list-item>
        <text:list-item>
          <text:p text:style-name="P12">permettere <text:span text:style-name="T15">all’utente registrato </text:span>di s<text:span text:style-name="T15">alvare i prodotti di suo interesse in una lista specifica;</text:span></text:p>
        </text:list-item>
        <text:list-item>
          <text:p text:style-name="P15">permettere di visualizzare la lista coi prodotti salvati; (!)</text:p>
        </text:list-item>
        <text:list-item>
          <text:p text:style-name="P16">permettere all’utente di contattare l’inserzionista tramite una chat privata per trattare sul prezzo, per chiedere maggiori informazioni o per mettersi in contatto per l’acquisto, il prestito o lo scambio del prodotto con altri oggetti; </text:p>
        </text:list-item>
        <text:list-item>
          <text:p text:style-name="P14">permettere di fornire un feedback e un commento al termine della transazione da parte di entrambe le parti;</text:p>
        </text:list-item>
        <text:list-item>
          <text:p text:style-name="P14">fornire un controllo dell’avvenuto pagamento prima della consegna del prodotto, <text:span text:style-name="T16">tramite conferma del venditore del ricevimento dei soldi sul proprio conto;</text:span></text:p>
        </text:list-item>
        <text:list-item>
          <text:p text:style-name="P17">informare, mediante notifica sull’account o tramite mail, l’acquirente dell’avvenuto pagamento;</text:p>
        </text:list-item>
        <text:list-item>
          <text:p text:style-name="P17">invitare, tramite mail, il venditore alla consegna del prodotto, che verrà confermata dall’acquirente mediante il commento finale e il feedback sulla transazione;</text:p>
        </text:list-item>
        <text:list-item>
          <text:p text:style-name="P17">permettere all’utente di aprire una segnalazione nel caso in cui il prodotto non sia stato consegnato;</text:p>
        </text:list-item>
        <text:list-item>
          <text:p text:style-name="P22"><text:span text:style-name="T3">… </text:span><text:span text:style-name="T5">altre cose sulle garanzie</text:span></text:p>
        </text:list-item>
      </text:list>
      <text:p text:style-name="P8"/>
      <text:p text:style-name="P7"/>
      <text:list xml:id="list85522147294157" text:continue-list="list1102813603" text:style-name="L2">
        <text:list-item>
          <text:p text:style-name="P23"><text:span text:style-name="T2">g</text:span><text:span text:style-name="T4">arantire che la transazione avvenga correttamente, evitando per esempio che venga ricevuto il </text:span><text:span text:style-name="T3">pagamento</text:span><text:span text:style-name="T4"> prima del</text:span><text:span text:style-name="T3">la spedizione del prodotto</text:span><text:span text:style-name="T4"> o viceversa, facendo da garante per entrambe le parti coinvolte.</text:span></text:p>
        </text:list-item>
      </text:list>
      <text:p text:style-name="P6"/>
      <text:p text:style-name="P9">Il sistema durante la transazione deve bloccare i fondi, avvisare l’inserzionista che sono disponibili e rilasciarli al termine della transazione dal momento che riceve conferma dell’acquirente/affittuario, nel caso di “problemi” il sistema apre un caso e diventa intermediario per risolvere le incongruenze.</text:p>
      <text:p text:style-name="P9"/>
      <text:p text:style-name="P9"/>
      <text:p text:style-name="P9"/>
      <text:p text:style-name="P9"/>
      <text:p text:style-name="P9"/>
      <text:p text:style-name="P9"/>
      <text:p text:style-name="P9"/>
      <text:p text:style-name="P9"><text:soft-page-break/><text:span text:style-name="T13">tutela venditore</text:span>:</text:p>
      <text:p text:style-name="P9"><text:span text:style-name="T17">1) </text:span>acquirente invia i soldi - arrivo dei soldi sul conto del venditore - venditore ha l'ok per mandare il prodotto</text:p>
      <text:p text:style-name="P9"/>
      <text:p text:style-name="P9">* se acquirente segnala che il prodotto non è arrivato quando in realtà è arrivato?</text:p>
      <text:p text:style-name="P9">nel caso di spedizioni via posta, le spedizione (sempre affidate al venditore) sono tracciate <text:span text:style-name="T17">(questo ovviamente viene fatto sempre), </text:span>l'acquirente firma quando arriva il pacco e ciuccia</text:p>
      <text:p text:style-name="P9"/>
      <text:p text:style-name="P9"><text:span text:style-name="T13">tutela acquirente</text:span>:</text:p>
      <text:p text:style-name="P9">acquirente invia i soldi -</text:p>
      <text:p text:style-name="P9"/>
      <text:p text:style-name="P9">** se venditore non invia il prodotto?</text:p>
      <text:p text:style-name="P9">il venditore scappa con i soldi, l'aquirente presenta una segnalazione (se falsa vedere il punto *), contattiamo noi il profilo, in caso di mancata risposta denuncia alle autorità competenti (si vede che prodotto non è stato mandato <text:span text:style-name="T17">dal fatto che non è avvenuta una spedizione</text:span> ecc.) grazie ai documenti caricati</text:p>
      <text:p text:style-name="P9"/>
      <text:p text:style-name="P9">se invece lo scambio non è fatto via spedizione, ma di persona? pagamento in contanti alla consegna.</text:p>
      <text:p text:style-name="P9"/>
      <text:p text:style-name="P9">*** se venditore non invia il prodotto corretto?</text:p>
      <text:p text:style-name="P9">segnalazione a noi, notifica e foto del prodotto mandato, denuncia del vendito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7T19:51:45.074329482</meta:creation-date>
    <dc:date>2022-09-30T08:55:21.243224423</dc:date>
    <meta:editing-duration>PT32M56S</meta:editing-duration>
    <meta:editing-cycles>9</meta:editing-cycles>
    <meta:generator>LibreOffice/6.4.7.2$Linux_X86_64 LibreOffice_project/40$Build-2</meta:generator>
    <meta:document-statistic meta:table-count="0" meta:image-count="0" meta:object-count="0" meta:page-count="4" meta:paragraph-count="59" meta:word-count="1153" meta:character-count="7505" meta:non-whitespace-character-count="6449"/>
  </office:meta>
</office:document-meta>
</file>